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Liberation Sans" svg:font-family="&quot;Liberation Sans&quot;"/>
    <style:font-face style:name="Liberation Serif" svg:font-family="&quot;Liberation Serif&quot;"/>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style:repeat-content="false"/>
      <style:paragraph-properties fo:text-align="center"/>
    </style:style>
    <style:style style:name="ce3" style:family="table-cell" style:parent-style-name="Default" style:data-style-name="N0">
      <style:table-cell-properties style:vertical-align="automatic" fo:background-color="#81D41A" style:repeat-content="false"/>
      <style:paragraph-properties fo:text-align="center"/>
      <style:text-properties style:font-name="Liberation Serif" style:font-name-asian="Liberation Serif" style:font-name-complex="Liberation Serif" fo:font-size="12pt" style:font-size-asian="12pt" style:font-size-complex="12pt"/>
    </style:style>
    <style:style style:name="ce4" style:family="table-cell" style:parent-style-name="Default" style:data-style-name="N0">
      <style:table-cell-properties style:vertical-align="automatic" fo:background-color="#81D41A" style:repeat-content="false"/>
      <style:paragraph-properties fo:text-align="center"/>
    </style:style>
    <style:style style:name="ce5" style:family="table-cell" style:parent-style-name="Default" style:data-style-name="N0">
      <style:table-cell-properties style:vertical-align="automatic" fo:background-color="#81D41A" style:repeat-content="false"/>
      <style:paragraph-properties fo:text-align="center"/>
    </style:style>
    <style:style style:name="ce6" style:family="table-cell" style:parent-style-name="Default" style:data-style-name="N0">
      <style:table-cell-properties style:vertical-align="automatic" fo:background-color="#FFFF00" style:repeat-content="false"/>
      <style:paragraph-properties fo:text-align="center"/>
    </style:style>
    <style:style style:name="ce7" style:family="table-cell" style:parent-style-name="Default" style:data-style-name="N0">
      <style:table-cell-properties style:vertical-align="automatic" fo:background-color="#FF8000" style:repeat-content="false"/>
      <style:paragraph-properties fo:text-align="center"/>
    </style:style>
    <style:style style:name="ce8" style:family="table-cell" style:parent-style-name="Default" style:data-style-name="N0">
      <style:table-cell-properties style:vertical-align="automatic" fo:background-color="#FFFF00" style:repeat-content="false"/>
      <style:paragraph-properties fo:text-align="center"/>
    </style:style>
    <style:style style:name="ce9" style:family="table-cell" style:parent-style-name="Default" style:data-style-name="N0">
      <style:table-cell-properties style:vertical-align="automatic" fo:background-color="#FFFF00" style:repeat-content="false"/>
      <style:paragraph-properties fo:text-align="center"/>
      <style:text-properties style:font-name="Liberation Serif" style:font-name-asian="Liberation Serif" style:font-name-complex="Liberation Serif" fo:font-size="12pt" style:font-size-asian="12pt" style:font-size-complex="12pt"/>
    </style:style>
    <style:style style:name="ce10" style:family="table-cell" style:parent-style-name="Default" style:data-style-name="N0">
      <style:table-cell-properties style:vertical-align="automatic" fo:background-color="#EC9BA4" style:repeat-content="false"/>
      <style:paragraph-properties fo:text-align="center"/>
    </style:style>
    <style:style style:name="ce11" style:family="table-cell" style:parent-style-name="Default" style:data-style-name="N0">
      <style:table-cell-properties style:vertical-align="automatic" fo:background-color="#EC9BA4" style:repeat-content="false"/>
      <style:paragraph-properties fo:text-align="center"/>
      <style:text-properties style:font-name="Liberation Serif" style:font-name-asian="Liberation Serif" style:font-name-complex="Liberation Serif" fo:font-size="12pt" style:font-size-asian="12pt" style:font-size-complex="12pt"/>
    </style:style>
    <style:style style:name="ce12" style:family="table-cell" style:parent-style-name="Default" style:data-style-name="N0">
      <style:table-cell-properties style:vertical-align="automatic" fo:background-color="#FF0000" style:repeat-content="false"/>
      <style:paragraph-properties fo:text-align="center"/>
    </style:style>
    <style:style style:name="ce13" style:family="table-cell" style:parent-style-name="Default" style:data-style-name="N0">
      <style:table-cell-properties style:vertical-align="automatic" fo:background-color="#FF0000" style:repeat-content="false"/>
      <style:paragraph-properties fo:text-align="center"/>
      <style:text-properties style:font-name="Liberation Serif" style:font-name-asian="Liberation Serif" style:font-name-complex="Liberation Serif" fo:font-size="12pt" style:font-size-asian="12pt" style:font-size-complex="12pt"/>
    </style:style>
    <style:style style:name="ce14" style:family="table-cell" style:parent-style-name="Default" style:data-style-name="N0">
      <style:table-cell-properties style:vertical-align="automatic" fo:background-color="#FF0000" style:repeat-content="false"/>
      <style:paragraph-properties fo:text-align="center"/>
    </style:style>
    <style:style style:name="ce15" style:family="table-cell" style:parent-style-name="Default" style:data-style-name="N0">
      <style:table-cell-properties style:vertical-align="automatic" fo:background-color="#FF8000" style:repeat-content="false"/>
      <style:paragraph-properties fo:text-align="center"/>
      <style:text-properties style:font-name="Liberation Serif" style:font-name-asian="Liberation Serif" style:font-name-complex="Liberation Serif" fo:font-size="12pt" style:font-size-asian="12pt" style:font-size-complex="12pt"/>
    </style:style>
    <style:style style:name="ce16" style:family="table-cell" style:parent-style-name="Default" style:data-style-name="N0">
      <style:table-cell-properties style:vertical-align="automatic" fo:background-color="#FF8000" style:repeat-content="false"/>
      <style:paragraph-properties fo:text-align="center"/>
    </style:style>
    <style:style style:name="ce17" style:family="table-cell" style:parent-style-name="Default" style:data-style-name="N0">
      <style:table-cell-properties style:vertical-align="automatic" fo:wrap-option="wrap"/>
      <style:text-properties style:font-name="Liberation Serif" style:font-name-asian="Liberation Serif" style:font-name-complex="Liberation Serif" fo:font-size="12pt" style:font-size-asian="12pt" style:font-size-complex="12pt"/>
    </style:style>
    <style:style style:name="ce18" style:family="table-cell" style:parent-style-name="Default" style:data-style-name="N0">
      <style:table-cell-properties style:vertical-align="middle" fo:wrap-option="wrap" style:repeat-content="false"/>
      <style:paragraph-properties fo:text-align="center"/>
      <style:text-properties style:font-name="Liberation Serif" style:font-name-asian="Liberation Serif" style:font-name-complex="Liberation Serif" fo:font-size="12pt" style:font-size-asian="12pt" style:font-size-complex="12pt" fo:font-weight="bold" style:font-weight-asian="bold" style:font-weight-complex="bold"/>
    </style:style>
    <style:style style:name="ce19" style:family="table-cell" style:parent-style-name="Link" style:data-style-name="N0">
      <style:text-properties fo:color="#467886" style:text-underline-style="solid" style:text-underline-type="single"/>
    </style:style>
    <style:style style:name="co1" style:family="table-column">
      <style:table-column-properties fo:break-before="auto" style:column-width="2.24895833333333cm"/>
    </style:style>
    <style:style style:name="co2" style:family="table-column">
      <style:table-column-properties fo:break-before="auto" style:column-width="0.978958333333333cm"/>
    </style:style>
    <style:style style:name="co3" style:family="table-column">
      <style:table-column-properties fo:break-before="auto" style:column-width="2.32833333333333cm"/>
    </style:style>
    <style:style style:name="ro1" style:family="table-row">
      <style:table-row-properties style:row-height="14.25pt" style:use-optimal-row-height="true" fo:break-before="auto"/>
    </style:style>
    <style:style style:name="ro2" style:family="table-row">
      <style:table-row-properties style:row-height="15pt" style:use-optimal-row-height="true" fo:break-before="auto"/>
    </style:style>
    <style:style style:name="ro3" style:family="table-row">
      <style:table-row-properties style:row-height="15.7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true" table:search-criteria-must-apply-to-whole-cell="true" table:use-wildcards="true" table:use-regular-expressions="false" table:automatic-find-labels="false"/>
      <table:table table:name="Sheet1" table:style-name="ta1">
        <table:table-column table:style-name="co1" table:number-columns-repeated="2" table:default-cell-style-name="ce1"/>
        <table:table-column table:style-name="co2" table:number-columns-repeated="13" table:default-cell-style-name="ce1"/>
        <table:table-column table:style-name="co1" table:number-columns-repeated="4" table:default-cell-style-name="ce1"/>
        <table:table-column table:style-name="co3" table:number-columns-repeated="16365" table:default-cell-style-name="ce1"/>
        <table:table-row table:style-name="ro1">
          <table:table-cell table:number-columns-repeated="18" table:style-name="ce1"/>
          <table:table-cell office:value-type="string" table:style-name="ce1">
            <text:p>of a 6 by 13 grid of results from min to max, only 24 of them make significant use of this algorithm in “predicting the future state of human memory”.</text:p>
          </table:table-cell>
          <table:table-cell table:number-columns-repeated="16365"/>
        </table:table-row>
        <table:table-row table:style-name="ro1">
          <table:table-cell table:style-name="ce1"/>
          <table:table-cell office:value-type="string" table:style-name="ce1">
            <text:p>E-factor</text:p>
          </table:table-cell>
          <table:table-cell office:value-type="float" office:value="1.3" table:style-name="ce2">
            <text:p>1,3</text:p>
          </table:table-cell>
          <table:table-cell office:value-type="float" office:value="1.4" table:style-name="ce2">
            <text:p>1,4</text:p>
          </table:table-cell>
          <table:table-cell office:value-type="float" office:value="1.5" table:style-name="ce2">
            <text:p>1,5</text:p>
          </table:table-cell>
          <table:table-cell office:value-type="float" office:value="1.6" table:style-name="ce2">
            <text:p>1,6</text:p>
          </table:table-cell>
          <table:table-cell office:value-type="float" office:value="1.7" table:style-name="ce2">
            <text:p>1,7</text:p>
          </table:table-cell>
          <table:table-cell office:value-type="float" office:value="1.8" table:style-name="ce2">
            <text:p>1,8</text:p>
          </table:table-cell>
          <table:table-cell office:value-type="float" office:value="1.9" table:style-name="ce2">
            <text:p>1,9</text:p>
          </table:table-cell>
          <table:table-cell office:value-type="float" office:value="2" table:style-name="ce2">
            <text:p>2</text:p>
          </table:table-cell>
          <table:table-cell office:value-type="float" office:value="2.1" table:style-name="ce2">
            <text:p>2,1</text:p>
          </table:table-cell>
          <table:table-cell office:value-type="float" office:value="2.2000000000000002" table:style-name="ce2">
            <text:p>2,2</text:p>
          </table:table-cell>
          <table:table-cell office:value-type="float" office:value="2.2999999999999998" table:style-name="ce2">
            <text:p>2,3</text:p>
          </table:table-cell>
          <table:table-cell office:value-type="float" office:value="2.4" table:style-name="ce2">
            <text:p>2,4</text:p>
          </table:table-cell>
          <table:table-cell office:value-type="float" office:value="2.5" table:style-name="ce2">
            <text:p>2,5</text:p>
          </table:table-cell>
          <table:table-cell table:number-columns-repeated="3" table:style-name="ce1"/>
          <table:table-cell office:value-type="string" table:style-name="ce1">
            <text:p>13 of them the input and output are literally identical as “quality 4” results in +=-0.8+0.8</text:p>
          </table:table-cell>
          <table:table-cell table:number-columns-repeated="16365"/>
        </table:table-row>
        <table:table-row table:style-name="ro1">
          <table:table-cell office:value-type="string" table:style-name="ce1">
            <text:p>quality</text:p>
          </table:table-cell>
          <table:table-cell table:style-name="ce1"/>
          <table:table-cell table:number-columns-repeated="13" table:style-name="ce2"/>
          <table:table-cell table:number-columns-repeated="3" table:style-name="ce1"/>
          <table:table-cell office:value-type="string" table:style-name="ce1">
            <text:p>3 of the values are not significantly different from P.A. Wozniak’s arbitrary decision to screen out E-factors below 1.3 (which he did because his algorithm didn’t seem to work)</text:p>
          </table:table-cell>
          <table:table-cell table:number-columns-repeated="16365"/>
        </table:table-row>
        <table:table-row table:style-name="ro2">
          <table:table-cell office:value-type="float" office:value="0" table:style-name="ce1">
            <text:p>0</text:p>
          </table:table-cell>
          <table:table-cell table:style-name="ce1"/>
          <table:table-cell office:value-type="float" office:value="1.3" table:formula="of:=IF([.C2]+(0.1-(5-[.A4])*(0.08+(5-[.A4])*0.02))&lt;1.3;1.3;[.C2]+(0.1-(5-[.A4])*(0.08+(5-[.A4])*0.02)))" table:style-name="ce3">
            <text:p>1,3</text:p>
          </table:table-cell>
          <table:table-cell office:value-type="float" office:value="1.3" table:formula="of:=IF([.D2]+(0.1-(5-[.A4])*(0.08+(5-[.A4])*0.02))&lt;1.3;1.3;[.D2]+(0.1-(5-[.A4])*(0.08+(5-[.A4])*0.02)))" table:style-name="ce4">
            <text:p>1,3</text:p>
          </table:table-cell>
          <table:table-cell office:value-type="float" office:value="1.3" table:formula="of:=IF([.E2]+(0.1-(5-[.A4])*(0.08+(5-[.A4])*0.02))&lt;1.3;1.3;[.E2]+(0.1-(5-[.A4])*(0.08+(5-[.A4])*0.02)))" table:style-name="ce3">
            <text:p>1,3</text:p>
          </table:table-cell>
          <table:table-cell office:value-type="float" office:value="1.3" table:formula="of:=IF([.F2]+(0.1-(5-[.A4])*(0.08+(5-[.A4])*0.02))&lt;1.3;1.3;[.F2]+(0.1-(5-[.A4])*(0.08+(5-[.A4])*0.02)))" table:style-name="ce5">
            <text:p>1,3</text:p>
          </table:table-cell>
          <table:table-cell office:value-type="float" office:value="1.3" table:formula="of:=IF([.G2]+(0.1-(5-[.A4])*(0.08+(5-[.A4])*0.02))&lt;1.3;1.3;[.G2]+(0.1-(5-[.A4])*(0.08+(5-[.A4])*0.02)))" table:style-name="ce6">
            <text:p>1,3</text:p>
          </table:table-cell>
          <table:table-cell office:value-type="float" office:value="1.3" table:formula="of:=IF([.H2]+(0.1-(5-[.A4])*(0.08+(5-[.A4])*0.02))&lt;1.3;1.3;[.H2]+(0.1-(5-[.A4])*(0.08+(5-[.A4])*0.02)))" table:style-name="ce6">
            <text:p>1,3</text:p>
          </table:table-cell>
          <table:table-cell office:value-type="float" office:value="1.3" table:formula="of:=IF([.I2]+(0.1-(5-[.A4])*(0.08+(5-[.A4])*0.02))&lt;1.3;1.3;[.I2]+(0.1-(5-[.A4])*(0.08+(5-[.A4])*0.02)))" table:style-name="ce6">
            <text:p>1,3</text:p>
          </table:table-cell>
          <table:table-cell office:value-type="float" office:value="1.3" table:formula="of:=IF([.J2]+(0.1-(5-[.A4])*(0.08+(5-[.A4])*0.02))&lt;1.3;1.3;[.J2]+(0.1-(5-[.A4])*(0.08+(5-[.A4])*0.02)))" table:style-name="ce6">
            <text:p>1,3</text:p>
          </table:table-cell>
          <table:table-cell office:value-type="float" office:value="1.3000000000000003" table:formula="of:=IF([.K2]+(0.1-(5-[.A4])*(0.08+(5-[.A4])*0.02))&lt;1.3;1.3;[.K2]+(0.1-(5-[.A4])*(0.08+(5-[.A4])*0.02)))" table:style-name="ce7">
            <text:p>1,3</text:p>
          </table:table-cell>
          <table:table-cell office:value-type="float" office:value="1.4000000000000004" table:formula="of:=[.L2]+(0.1-(5-[.A4])*(0.08+(5-[.A4])*0.02))" table:style-name="ce7">
            <text:p>1,4</text:p>
          </table:table-cell>
          <table:table-cell office:value-type="float" office:value="1.5" table:formula="of:=[.M2]+(0.1-(5-[.A4])*(0.08+(5-[.A4])*0.02))" table:style-name="ce7">
            <text:p>1,5</text:p>
          </table:table-cell>
          <table:table-cell office:value-type="float" office:value="1.6" table:formula="of:=[.N2]+(0.1-(5-[.A4])*(0.08+(5-[.A4])*0.02))" table:style-name="ce7">
            <text:p>1,6</text:p>
          </table:table-cell>
          <table:table-cell office:value-type="float" office:value="1.7000000000000002" table:formula="of:=[.O2]+(0.1-(5-[.A4])*(0.08+(5-[.A4])*0.02))" table:style-name="ce7">
            <text:p>1,7</text:p>
          </table:table-cell>
          <table:table-cell table:style-name="ce1"/>
          <table:table-cell office:value-type="string" table:style-name="ce1">
            <text:p>it’s -=0.8</text:p>
          </table:table-cell>
          <table:table-cell table:style-name="ce1"/>
          <table:table-cell office:value-type="string" table:style-name="ce1">
            <text:p>70% of the time this algorithm isn’t doing anything significantly different than one of two simple math operations: -=1, +=1</text:p>
          </table:table-cell>
          <table:table-cell table:number-columns-repeated="16365"/>
        </table:table-row>
        <table:table-row table:style-name="ro2">
          <table:table-cell office:value-type="float" office:value="1" table:style-name="ce1">
            <text:p>1</text:p>
          </table:table-cell>
          <table:table-cell table:style-name="ce1"/>
          <table:table-cell office:value-type="float" office:value="1.3" table:formula="of:=IF([.C2]+(0.1-(5-[.A5])*(0.08+(5-[.A5])*0.02))&lt;1.3;1.3;[.C2]+(0.1-(5-[.A5])*(0.08+(5-[.A5])*0.02)))" table:style-name="ce3">
            <text:p>1,3</text:p>
          </table:table-cell>
          <table:table-cell office:value-type="float" office:value="1.3" table:formula="of:=IF([.D2]+(0.1-(5-[.A5])*(0.08+(5-[.A5])*0.02))&lt;1.3;1.3;[.D2]+(0.1-(5-[.A5])*(0.08+(5-[.A5])*0.02)))" table:style-name="ce8">
            <text:p>1,3</text:p>
          </table:table-cell>
          <table:table-cell office:value-type="float" office:value="1.3" table:formula="of:=IF([.E2]+(0.1-(5-[.A5])*(0.08+(5-[.A5])*0.02))&lt;1.3;1.3;[.E2]+(0.1-(5-[.A5])*(0.08+(5-[.A5])*0.02)))" table:style-name="ce9">
            <text:p>1,3</text:p>
          </table:table-cell>
          <table:table-cell office:value-type="float" office:value="1.3" table:formula="of:=IF([.F2]+(0.1-(5-[.A5])*(0.08+(5-[.A5])*0.02))&lt;1.3;1.3;[.F2]+(0.1-(5-[.A5])*(0.08+(5-[.A5])*0.02)))" table:style-name="ce6">
            <text:p>1,3</text:p>
          </table:table-cell>
          <table:table-cell office:value-type="float" office:value="1.3" table:formula="of:=IF([.G2]+(0.1-(5-[.A5])*(0.08+(5-[.A5])*0.02))&lt;1.3;1.3;[.G2]+(0.1-(5-[.A5])*(0.08+(5-[.A5])*0.02)))" table:style-name="ce6">
            <text:p>1,3</text:p>
          </table:table-cell>
          <table:table-cell office:value-type="float" office:value="1.3" table:formula="of:=IF([.H2]+(0.1-(5-[.A5])*(0.08+(5-[.A5])*0.02))&lt;1.3;1.3;[.H2]+(0.1-(5-[.A5])*(0.08+(5-[.A5])*0.02)))" table:style-name="ce6">
            <text:p>1,3</text:p>
          </table:table-cell>
          <table:table-cell office:value-type="float" office:value="1.3599999999999999" table:formula="of:=IF([.I2]+(0.1-(5-[.A5])*(0.08+(5-[.A5])*0.02))&lt;1.3;1.3;[.I2]+(0.1-(5-[.A5])*(0.08+(5-[.A5])*0.02)))" table:style-name="ce10">
            <text:p>1,36</text:p>
          </table:table-cell>
          <table:table-cell office:value-type="float" office:value="1.46" table:formula="of:=IF([.J2]+(0.1-(5-[.A5])*(0.08+(5-[.A5])*0.02))&lt;1.3;1.3;[.J2]+(0.1-(5-[.A5])*(0.08+(5-[.A5])*0.02)))" table:style-name="ce2">
            <text:p>1,46</text:p>
          </table:table-cell>
          <table:table-cell office:value-type="float" office:value="1.56" table:formula="of:=IF([.K2]+(0.1-(5-[.A5])*(0.08+(5-[.A5])*0.02))&lt;1.3;1.3;[.K2]+(0.1-(5-[.A5])*(0.08+(5-[.A5])*0.02)))" table:style-name="ce2">
            <text:p>1,56</text:p>
          </table:table-cell>
          <table:table-cell office:value-type="float" office:value="1.6600000000000001" table:formula="of:=[.L2]+(0.1-(5-[.A5])*(0.08+(5-[.A5])*0.02))" table:style-name="ce2">
            <text:p>1,66</text:p>
          </table:table-cell>
          <table:table-cell office:value-type="float" office:value="1.7599999999999998" table:formula="of:=[.M2]+(0.1-(5-[.A5])*(0.08+(5-[.A5])*0.02))" table:style-name="ce2">
            <text:p>1,76</text:p>
          </table:table-cell>
          <table:table-cell office:value-type="float" office:value="1.8599999999999999" table:formula="of:=[.N2]+(0.1-(5-[.A5])*(0.08+(5-[.A5])*0.02))" table:style-name="ce2">
            <text:p>1,86</text:p>
          </table:table-cell>
          <table:table-cell office:value-type="float" office:value="1.96" table:formula="of:=[.O2]+(0.1-(5-[.A5])*(0.08+(5-[.A5])*0.02))" table:style-name="ce2">
            <text:p>1,96</text:p>
          </table:table-cell>
          <table:table-cell table:style-name="ce1"/>
          <table:table-cell office:value-type="string" table:style-name="ce1">
            <text:p>Is +=0.06 significant?</text:p>
          </table:table-cell>
          <table:table-cell table:style-name="ce1"/>
          <table:table-cell office:value-type="string" table:style-name="ce1">
            <text:p>And when the algorithm IS doing it’s magic, the resolution is low. Instead of steps of 0.1 like we see for quality 5, we see .26, .14, etc.</text:p>
          </table:table-cell>
          <table:table-cell table:number-columns-repeated="16365"/>
        </table:table-row>
        <table:table-row table:style-name="ro2">
          <table:table-cell office:value-type="float" office:value="2" table:style-name="ce1">
            <text:p>2</text:p>
          </table:table-cell>
          <table:table-cell table:style-name="ce1"/>
          <table:table-cell office:value-type="float" office:value="1.3" table:formula="of:=IF([.C2]+(0.1-(5-[.A6])*(0.08+(5-[.A6])*0.02))&lt;1.3;1.3;[.C2]+(0.1-(5-[.A6])*(0.08+(5-[.A6])*0.02)))" table:style-name="ce3">
            <text:p>1,3</text:p>
          </table:table-cell>
          <table:table-cell office:value-type="float" office:value="1.3" table:formula="of:=IF([.D2]+(0.1-(5-[.A6])*(0.08+(5-[.A6])*0.02))&lt;1.3;1.3;[.D2]+(0.1-(5-[.A6])*(0.08+(5-[.A6])*0.02)))" table:style-name="ce8">
            <text:p>1,3</text:p>
          </table:table-cell>
          <table:table-cell office:value-type="float" office:value="1.3" table:formula="of:=IF([.E2]+(0.1-(5-[.A6])*(0.08+(5-[.A6])*0.02))&lt;1.3;1.3;[.E2]+(0.1-(5-[.A6])*(0.08+(5-[.A6])*0.02)))" table:style-name="ce9">
            <text:p>1,3</text:p>
          </table:table-cell>
          <table:table-cell office:value-type="float" office:value="1.3" table:formula="of:=IF([.F2]+(0.1-(5-[.A6])*(0.08+(5-[.A6])*0.02))&lt;1.3;1.3;[.F2]+(0.1-(5-[.A6])*(0.08+(5-[.A6])*0.02)))" table:style-name="ce6">
            <text:p>1,3</text:p>
          </table:table-cell>
          <table:table-cell office:value-type="float" office:value="1.38" table:formula="of:=IF([.G2]+(0.1-(5-[.A6])*(0.08+(5-[.A6])*0.02))&lt;1.3;1.3;[.G2]+(0.1-(5-[.A6])*(0.08+(5-[.A6])*0.02)))" table:style-name="ce10">
            <text:p>1,38</text:p>
          </table:table-cell>
          <table:table-cell office:value-type="float" office:value="1.48" table:formula="of:=IF([.H2]+(0.1-(5-[.A6])*(0.08+(5-[.A6])*0.02))&lt;1.3;1.3;[.H2]+(0.1-(5-[.A6])*(0.08+(5-[.A6])*0.02)))" table:style-name="ce2">
            <text:p>1,48</text:p>
          </table:table-cell>
          <table:table-cell office:value-type="float" office:value="1.5799999999999998" table:formula="of:=IF([.I2]+(0.1-(5-[.A6])*(0.08+(5-[.A6])*0.02))&lt;1.3;1.3;[.I2]+(0.1-(5-[.A6])*(0.08+(5-[.A6])*0.02)))" table:style-name="ce2">
            <text:p>1,58</text:p>
          </table:table-cell>
          <table:table-cell office:value-type="float" office:value="1.68" table:formula="of:=IF([.J2]+(0.1-(5-[.A6])*(0.08+(5-[.A6])*0.02))&lt;1.3;1.3;[.J2]+(0.1-(5-[.A6])*(0.08+(5-[.A6])*0.02)))" table:style-name="ce2">
            <text:p>1,68</text:p>
          </table:table-cell>
          <table:table-cell office:value-type="float" office:value="1.78" table:formula="of:=IF([.K2]+(0.1-(5-[.A6])*(0.08+(5-[.A6])*0.02))&lt;1.3;1.3;[.K2]+(0.1-(5-[.A6])*(0.08+(5-[.A6])*0.02)))" table:style-name="ce2">
            <text:p>1,78</text:p>
          </table:table-cell>
          <table:table-cell office:value-type="float" office:value="1.8800000000000001" table:formula="of:=[.L2]+(0.1-(5-[.A6])*(0.08+(5-[.A6])*0.02))" table:style-name="ce2">
            <text:p>1,88</text:p>
          </table:table-cell>
          <table:table-cell office:value-type="float" office:value="1.9799999999999998" table:formula="of:=[.M2]+(0.1-(5-[.A6])*(0.08+(5-[.A6])*0.02))" table:style-name="ce2">
            <text:p>1,98</text:p>
          </table:table-cell>
          <table:table-cell office:value-type="float" office:value="2.08" table:formula="of:=[.N2]+(0.1-(5-[.A6])*(0.08+(5-[.A6])*0.02))" table:style-name="ce2">
            <text:p>2,08</text:p>
          </table:table-cell>
          <table:table-cell office:value-type="float" office:value="2.1799999999999997" table:formula="of:=[.O2]+(0.1-(5-[.A6])*(0.08+(5-[.A6])*0.02))" table:style-name="ce2">
            <text:p>2,18</text:p>
          </table:table-cell>
          <table:table-cell table:number-columns-repeated="3" table:style-name="ce1"/>
          <table:table-cell office:value-type="string" table:style-name="ce1">
            <text:p>Furthermore, according to Wozniak’s 1998 paper, quality 0-3 should all result in the same behavior regardless of Efactor anyway: immediate review. That’s 66% of the quality scale.</text:p>
          </table:table-cell>
          <table:table-cell table:number-columns-repeated="16365"/>
        </table:table-row>
        <table:table-row table:style-name="ro2">
          <table:table-cell office:value-type="float" office:value="3" table:style-name="ce1">
            <text:p>3</text:p>
          </table:table-cell>
          <table:table-cell table:style-name="ce1"/>
          <table:table-cell office:value-type="float" office:value="1.3" table:formula="of:=IF([.C2]+(0.1-(5-[.A7])*(0.08+(5-[.A7])*0.02))&lt;1.3;1.3;[.C2]+(0.1-(5-[.A7])*(0.08+(5-[.A7])*0.02)))" table:style-name="ce3">
            <text:p>1,3</text:p>
          </table:table-cell>
          <table:table-cell office:value-type="float" office:value="1.3" table:formula="of:=IF([.D2]+(0.1-(5-[.A7])*(0.08+(5-[.A7])*0.02))&lt;1.3;1.3;[.D2]+(0.1-(5-[.A7])*(0.08+(5-[.A7])*0.02)))" table:style-name="ce8">
            <text:p>1,3</text:p>
          </table:table-cell>
          <table:table-cell office:value-type="float" office:value="1.36" table:formula="of:=IF([.E2]+(0.1-(5-[.A7])*(0.08+(5-[.A7])*0.02))&lt;1.3;1.3;[.E2]+(0.1-(5-[.A7])*(0.08+(5-[.A7])*0.02)))" table:style-name="ce11">
            <text:p>1,36</text:p>
          </table:table-cell>
          <table:table-cell office:value-type="float" office:value="1.4600000000000002" table:formula="of:=IF([.F2]+(0.1-(5-[.A7])*(0.08+(5-[.A7])*0.02))&lt;1.3;1.3;[.F2]+(0.1-(5-[.A7])*(0.08+(5-[.A7])*0.02)))" table:style-name="ce2">
            <text:p>1,46</text:p>
          </table:table-cell>
          <table:table-cell office:value-type="float" office:value="1.56" table:formula="of:=IF([.G2]+(0.1-(5-[.A7])*(0.08+(5-[.A7])*0.02))&lt;1.3;1.3;[.G2]+(0.1-(5-[.A7])*(0.08+(5-[.A7])*0.02)))" table:style-name="ce2">
            <text:p>1,56</text:p>
          </table:table-cell>
          <table:table-cell office:value-type="float" office:value="1.6600000000000001" table:formula="of:=IF([.H2]+(0.1-(5-[.A7])*(0.08+(5-[.A7])*0.02))&lt;1.3;1.3;[.H2]+(0.1-(5-[.A7])*(0.08+(5-[.A7])*0.02)))" table:style-name="ce2">
            <text:p>1,66</text:p>
          </table:table-cell>
          <table:table-cell office:value-type="float" office:value="1.76" table:formula="of:=IF([.I2]+(0.1-(5-[.A7])*(0.08+(5-[.A7])*0.02))&lt;1.3;1.3;[.I2]+(0.1-(5-[.A7])*(0.08+(5-[.A7])*0.02)))" table:style-name="ce2">
            <text:p>1,76</text:p>
          </table:table-cell>
          <table:table-cell office:value-type="float" office:value="1.86" table:formula="of:=IF([.J2]+(0.1-(5-[.A7])*(0.08+(5-[.A7])*0.02))&lt;1.3;1.3;[.J2]+(0.1-(5-[.A7])*(0.08+(5-[.A7])*0.02)))" table:style-name="ce2">
            <text:p>1,86</text:p>
          </table:table-cell>
          <table:table-cell office:value-type="float" office:value="1.9600000000000002" table:formula="of:=IF([.K2]+(0.1-(5-[.A7])*(0.08+(5-[.A7])*0.02))&lt;1.3;1.3;[.K2]+(0.1-(5-[.A7])*(0.08+(5-[.A7])*0.02)))" table:style-name="ce2">
            <text:p>1,96</text:p>
          </table:table-cell>
          <table:table-cell office:value-type="float" office:value="2.06" table:formula="of:=[.L2]+(0.1-(5-[.A7])*(0.08+(5-[.A7])*0.02))" table:style-name="ce2">
            <text:p>2,06</text:p>
          </table:table-cell>
          <table:table-cell office:value-type="float" office:value="2.1599999999999997" table:formula="of:=[.M2]+(0.1-(5-[.A7])*(0.08+(5-[.A7])*0.02))" table:style-name="ce2">
            <text:p>2,16</text:p>
          </table:table-cell>
          <table:table-cell office:value-type="float" office:value="2.2599999999999998" table:formula="of:=[.N2]+(0.1-(5-[.A7])*(0.08+(5-[.A7])*0.02))" table:style-name="ce2">
            <text:p>2,26</text:p>
          </table:table-cell>
          <table:table-cell office:value-type="float" office:value="2.36" table:formula="of:=[.O2]+(0.1-(5-[.A7])*(0.08+(5-[.A7])*0.02))" table:style-name="ce2">
            <text:p>2,36</text:p>
          </table:table-cell>
          <table:table-cell table:number-columns-repeated="3" table:style-name="ce1"/>
          <table:table-cell office:value-type="string" table:style-name="ce1">
            <text:p>The zero to 5 range just baffles me. Wozniak says it’s because of the keypad. What keypad lends itself to 0-5??? And when you look at the table it’s clear there isn’t a lot of added value from options 1-3.</text:p>
          </table:table-cell>
          <table:table-cell table:number-columns-repeated="16365"/>
        </table:table-row>
        <table:table-row table:style-name="ro2">
          <table:table-cell office:value-type="float" office:value="4" table:style-name="ce1">
            <text:p>4</text:p>
          </table:table-cell>
          <table:table-cell table:style-name="ce1"/>
          <table:table-cell office:value-type="float" office:value="1.3" table:formula="of:=IF([.C2]+(0.1-(5-[.A8])*(0.08+(5-[.A8])*0.02))&lt;1.3;1.3;[.C2]+(0.1-(5-[.A8])*(0.08+(5-[.A8])*0.02)))" table:style-name="ce3">
            <text:p>1,3</text:p>
          </table:table-cell>
          <table:table-cell office:value-type="float" office:value="1.4" table:formula="of:=IF([.D2]+(0.1-(5-[.A8])*(0.08+(5-[.A8])*0.02))&lt;1.3;1.3;[.D2]+(0.1-(5-[.A8])*(0.08+(5-[.A8])*0.02)))" table:style-name="ce12">
            <text:p>1,4</text:p>
          </table:table-cell>
          <table:table-cell office:value-type="float" office:value="1.5" table:formula="of:=IF([.E2]+(0.1-(5-[.A8])*(0.08+(5-[.A8])*0.02))&lt;1.3;1.3;[.E2]+(0.1-(5-[.A8])*(0.08+(5-[.A8])*0.02)))" table:style-name="ce13">
            <text:p>1,5</text:p>
          </table:table-cell>
          <table:table-cell office:value-type="float" office:value="1.6" table:formula="of:=IF([.F2]+(0.1-(5-[.A8])*(0.08+(5-[.A8])*0.02))&lt;1.3;1.3;[.F2]+(0.1-(5-[.A8])*(0.08+(5-[.A8])*0.02)))" table:style-name="ce14">
            <text:p>1,6</text:p>
          </table:table-cell>
          <table:table-cell office:value-type="float" office:value="1.7" table:formula="of:=IF([.G2]+(0.1-(5-[.A8])*(0.08+(5-[.A8])*0.02))&lt;1.3;1.3;[.G2]+(0.1-(5-[.A8])*(0.08+(5-[.A8])*0.02)))" table:style-name="ce14">
            <text:p>1,7</text:p>
          </table:table-cell>
          <table:table-cell office:value-type="float" office:value="1.8" table:formula="of:=IF([.H2]+(0.1-(5-[.A8])*(0.08+(5-[.A8])*0.02))&lt;1.3;1.3;[.H2]+(0.1-(5-[.A8])*(0.08+(5-[.A8])*0.02)))" table:style-name="ce14">
            <text:p>1,8</text:p>
          </table:table-cell>
          <table:table-cell office:value-type="float" office:value="1.9" table:formula="of:=IF([.I2]+(0.1-(5-[.A8])*(0.08+(5-[.A8])*0.02))&lt;1.3;1.3;[.I2]+(0.1-(5-[.A8])*(0.08+(5-[.A8])*0.02)))" table:style-name="ce14">
            <text:p>1,9</text:p>
          </table:table-cell>
          <table:table-cell office:value-type="float" office:value="2" table:formula="of:=IF([.J2]+(0.1-(5-[.A8])*(0.08+(5-[.A8])*0.02))&lt;1.3;1.3;[.J2]+(0.1-(5-[.A8])*(0.08+(5-[.A8])*0.02)))" table:style-name="ce14">
            <text:p>2</text:p>
          </table:table-cell>
          <table:table-cell office:value-type="float" office:value="2.1" table:formula="of:=IF([.K2]+(0.1-(5-[.A8])*(0.08+(5-[.A8])*0.02))&lt;1.3;1.3;[.K2]+(0.1-(5-[.A8])*(0.08+(5-[.A8])*0.02)))" table:style-name="ce14">
            <text:p>2,1</text:p>
          </table:table-cell>
          <table:table-cell office:value-type="float" office:value="2.2000000000000002" table:formula="of:=[.L2]+(0.1-(5-[.A8])*(0.08+(5-[.A8])*0.02))" table:style-name="ce14">
            <text:p>2,2</text:p>
          </table:table-cell>
          <table:table-cell office:value-type="float" office:value="2.2999999999999998" table:formula="of:=[.M2]+(0.1-(5-[.A8])*(0.08+(5-[.A8])*0.02))" table:style-name="ce14">
            <text:p>2,3</text:p>
          </table:table-cell>
          <table:table-cell office:value-type="float" office:value="2.4" table:formula="of:=[.N2]+(0.1-(5-[.A8])*(0.08+(5-[.A8])*0.02))" table:style-name="ce14">
            <text:p>2,4</text:p>
          </table:table-cell>
          <table:table-cell office:value-type="float" office:value="2.5" table:formula="of:=[.O2]+(0.1-(5-[.A8])*(0.08+(5-[.A8])*0.02))" table:style-name="ce5">
            <text:p>2,5</text:p>
          </table:table-cell>
          <table:table-cell table:style-name="ce1"/>
          <table:table-cell office:value-type="string" table:style-name="ce1">
            <text:p>it’s -=0</text:p>
          </table:table-cell>
          <table:table-cell table:style-name="ce1"/>
          <table:table-cell office:value-type="string" table:style-name="ce1">
            <text:p>While lots of evidence and anecdotes exist that the idea of how difficult remembering a particular card is, aka "E-factor", as part of spaced repetition calculation has value, the data do not support a conclusion that this narrow window where the SM-2 Easiness-Factor algorithm actually does sciency-math-magic instead of a simple +1 or -1 adds anything to it.</text:p>
          </table:table-cell>
          <table:table-cell table:number-columns-repeated="16365"/>
        </table:table-row>
        <table:table-row table:style-name="ro2">
          <table:table-cell office:value-type="float" office:value="5" table:style-name="ce1">
            <text:p>5</text:p>
          </table:table-cell>
          <table:table-cell table:style-name="ce1"/>
          <table:table-cell office:value-type="float" office:value="1.4000000000000001" table:formula="of:=IF([.C2]+(0.1-(5-[.A9])*(0.08+(5-[.A9])*0.02))&lt;1.3;1.3;[.C2]+(0.1-(5-[.A9])*(0.08+(5-[.A4])*0.02)))" table:style-name="ce15">
            <text:p>1,4</text:p>
          </table:table-cell>
          <table:table-cell office:value-type="float" office:value="1.5" table:formula="of:=IF([.D2]+(0.1-(5-[.A9])*(0.08+(5-[.A9])*0.02))&lt;1.3;1.3;[.D2]+(0.1-(5-[.A9])*(0.08+(5-[.A4])*0.02)))" table:style-name="ce16">
            <text:p>1,5</text:p>
          </table:table-cell>
          <table:table-cell office:value-type="float" office:value="1.6" table:formula="of:=IF([.E2]+(0.1-(5-[.A9])*(0.08+(5-[.A9])*0.02))&lt;1.3;1.3;[.E2]+(0.1-(5-[.A9])*(0.08+(5-[.A4])*0.02)))" table:style-name="ce15">
            <text:p>1,6</text:p>
          </table:table-cell>
          <table:table-cell office:value-type="float" office:value="1.7000000000000002" table:formula="of:=IF([.F2]+(0.1-(5-[.A9])*(0.08+(5-[.A9])*0.02))&lt;1.3;1.3;[.F2]+(0.1-(5-[.A9])*(0.08+(5-[.A4])*0.02)))" table:style-name="ce7">
            <text:p>1,7</text:p>
          </table:table-cell>
          <table:table-cell office:value-type="float" office:value="1.8" table:formula="of:=IF([.G2]+(0.1-(5-[.A9])*(0.08+(5-[.A9])*0.02))&lt;1.3;1.3;[.G2]+(0.1-(5-[.A9])*(0.08+(5-[.A4])*0.02)))" table:style-name="ce7">
            <text:p>1,8</text:p>
          </table:table-cell>
          <table:table-cell office:value-type="float" office:value="1.9000000000000001" table:formula="of:=IF([.H2]+(0.1-(5-[.A9])*(0.08+(5-[.A9])*0.02))&lt;1.3;1.3;[.H2]+(0.1-(5-[.A9])*(0.08+(5-[.A4])*0.02)))" table:style-name="ce7">
            <text:p>1,9</text:p>
          </table:table-cell>
          <table:table-cell office:value-type="float" office:value="2" table:formula="of:=IF([.I2]+(0.1-(5-[.A9])*(0.08+(5-[.A9])*0.02))&lt;1.3;1.3;[.I2]+(0.1-(5-[.A9])*(0.08+(5-[.A4])*0.02)))" table:style-name="ce7">
            <text:p>2</text:p>
          </table:table-cell>
          <table:table-cell office:value-type="float" office:value="2.1" table:formula="of:=IF([.J2]+(0.1-(5-[.A9])*(0.08+(5-[.A9])*0.02))&lt;1.3;1.3;[.J2]+(0.1-(5-[.A9])*(0.08+(5-[.A4])*0.02)))" table:style-name="ce7">
            <text:p>2,1</text:p>
          </table:table-cell>
          <table:table-cell office:value-type="float" office:value="2.2000000000000002" table:formula="of:=IF([.K2]+(0.1-(5-[.A9])*(0.08+(5-[.A9])*0.02))&lt;1.3;1.3;[.K2]+(0.1-(5-[.A9])*(0.08+(5-[.A4])*0.02)))" table:style-name="ce7">
            <text:p>2,2</text:p>
          </table:table-cell>
          <table:table-cell office:value-type="float" office:value="2.3000000000000003" table:formula="of:=[.L2]+(0.1-(5-[.A9])*(0.08+(5-[.A9])*0.02))" table:style-name="ce7">
            <text:p>2,3</text:p>
          </table:table-cell>
          <table:table-cell office:value-type="float" office:value="2.4" table:formula="of:=[.M2]+(0.1-(5-[.A9])*(0.08+(5-[.A9])*0.02))" table:style-name="ce7">
            <text:p>2,4</text:p>
          </table:table-cell>
          <table:table-cell office:value-type="float" office:value="2.5" table:formula="of:=[.N2]+(0.1-(5-[.A9])*(0.08+(5-[.A9])*0.02))" table:style-name="ce5">
            <text:p>2,5</text:p>
          </table:table-cell>
          <table:table-cell office:value-type="float" office:value="2.5" table:style-name="ce5">
            <text:p>2,5</text:p>
          </table:table-cell>
          <table:table-cell table:style-name="ce1"/>
          <table:table-cell office:value-type="string" table:style-name="ce1">
            <text:p>it’s +=0.1</text:p>
          </table:table-cell>
          <table:table-cell table:style-name="ce1"/>
          <table:table-cell office:value-type="string" table:style-name="ce1">
            <text:p>So I wrote something simpler that is both easier to implement, and easier to test what affect the range of “E-factor” or “quality” have on learning.</text:p>
          </table:table-cell>
          <table:table-cell table:number-columns-repeated="16365"/>
        </table:table-row>
        <table:table-row table:style-name="ro1">
          <table:table-cell table:number-columns-repeated="2" table:style-name="ce1"/>
          <table:table-cell table:number-columns-repeated="13" table:style-name="ce2"/>
          <table:table-cell table:number-columns-repeated="16369" table:style-name="ce1"/>
        </table:table-row>
        <table:table-row table:number-rows-repeated="3" table:style-name="ro1">
          <table:table-cell table:number-columns-repeated="16384"/>
        </table:table-row>
        <table:table-row table:style-name="ro1">
          <table:table-cell table:style-name="ce1"/>
          <table:table-cell office:value-type="string" table:style-name="ce1">
            <text:p>difficulty</text:p>
          </table:table-cell>
          <table:table-cell office:value-type="float" office:value="0" table:style-name="ce2">
            <text:p>0</text:p>
          </table:table-cell>
          <table:table-cell office:value-type="float" office:value="1" table:style-name="ce2">
            <text:p>1</text:p>
          </table:table-cell>
          <table:table-cell office:value-type="float" office:value="2" table:style-name="ce2">
            <text:p>2</text:p>
          </table:table-cell>
          <table:table-cell office:value-type="float" office:value="3" table:style-name="ce2">
            <text:p>3</text:p>
          </table:table-cell>
          <table:table-cell office:value-type="float" office:value="4" table:style-name="ce2">
            <text:p>4</text:p>
          </table:table-cell>
          <table:table-cell office:value-type="float" office:value="5" table:style-name="ce2">
            <text:p>5</text:p>
          </table:table-cell>
          <table:table-cell office:value-type="float" office:value="6" table:style-name="ce2">
            <text:p>6</text:p>
          </table:table-cell>
          <table:table-cell office:value-type="float" office:value="7" table:style-name="ce2">
            <text:p>7</text:p>
          </table:table-cell>
          <table:table-cell table:number-columns-repeated="8" table:style-name="ce1"/>
          <table:table-cell office:value-type="string" table:style-name="ce1">
            <text:p>In this example, I have renamed “E-factor” to “difficulty” and set it to an integer range of 0-7 which should be more than enough to mirror the performance of the SM-2’s range of 1.3 to 2.5 at an effective resolution of ~0.2</text:p>
          </table:table-cell>
          <table:table-cell table:number-columns-repeated="16365"/>
        </table:table-row>
        <table:table-row table:style-name="ro1">
          <table:table-cell office:value-type="string" table:style-name="ce1">
            <text:p>self-rating</text:p>
          </table:table-cell>
          <table:table-cell table:style-name="ce1"/>
          <table:table-cell table:number-columns-repeated="8" table:style-name="ce2"/>
          <table:table-cell table:number-columns-repeated="8" table:style-name="ce1"/>
          <table:table-cell office:value-type="string" table:style-name="ce1">
            <text:p>Any range starting at 0 is implementable and could be tested for effects on learning.</text:p>
          </table:table-cell>
          <table:table-cell table:number-columns-repeated="16365"/>
        </table:table-row>
        <table:table-row table:style-name="ro1">
          <table:table-cell office:value-type="float" office:value="-1" table:style-name="ce1">
            <text:p>-1</text:p>
          </table:table-cell>
          <table:table-cell table:style-name="ce1"/>
          <table:table-cell office:value-type="float" office:value="0" table:formula="of:=IF([.C14]+[.A16]&lt;0; 0;IF([.C14]+[.A16]&gt;7;7;[.C14]+[.A16]))" table:style-name="ce5">
            <text:p>0</text:p>
          </table:table-cell>
          <table:table-cell office:value-type="float" office:value="0" table:formula="of:=IF([.D14]+[.A16]&lt;0; 0;IF([.D14]+[.A16]&gt;7;7;[.D14]+[.A16]))" table:style-name="ce5">
            <text:p>0</text:p>
          </table:table-cell>
          <table:table-cell office:value-type="float" office:value="1" table:formula="of:=IF([.E14]+[.A16]&lt;0; 0;IF([.E14]+[.A16]&gt;7;7;[.E14]+[.A16]))" table:style-name="ce2">
            <text:p>1</text:p>
          </table:table-cell>
          <table:table-cell office:value-type="float" office:value="2" table:formula="of:=IF([.F14]+[.A16]&lt;0; 0;IF([.F14]+[.A16]&gt;7;7;[.F14]+[.A16]))" table:style-name="ce2">
            <text:p>2</text:p>
          </table:table-cell>
          <table:table-cell office:value-type="float" office:value="3" table:formula="of:=IF([.G14]+[.A16]&lt;0; 0;IF([.G14]+[.A16]&gt;7;7;[.G14]+[.A16]))" table:style-name="ce2">
            <text:p>3</text:p>
          </table:table-cell>
          <table:table-cell office:value-type="float" office:value="4" table:formula="of:=IF([.H14]+[.A16]&lt;0; 0;IF([.H14]+[.A16]&gt;7;7;[.H14]+[.A16]))" table:style-name="ce2">
            <text:p>4</text:p>
          </table:table-cell>
          <table:table-cell office:value-type="float" office:value="5" table:formula="of:=IF([.I14]+[.A16]&lt;0; 0;IF([.I14]+[.A16]&gt;7;7;[.I14]+[.A16]))" table:style-name="ce2">
            <text:p>5</text:p>
          </table:table-cell>
          <table:table-cell office:value-type="float" office:value="6" table:formula="of:=IF([.J14]+[.A16]&lt;0; 0;IF([.J14]+[.A16]&gt;7;7;[.J14]+[.A16]))" table:style-name="ce2">
            <text:p>6</text:p>
          </table:table-cell>
          <table:table-cell table:number-columns-repeated="8" table:style-name="ce1"/>
          <table:table-cell office:value-type="string" table:style-name="ce1">
            <text:p>In this example, I have renamed “quality” to “self-rating” with options (-1, +0 , +1). I postulate that these three options can accomplish everything SM-2 does. Also, I don’t like doing spaced repetition with more than 3 options since it’s a PITA and waste of time to ponder if something was hard or very hard and doesn’t work well on mobile device.</text:p>
          </table:table-cell>
          <table:table-cell table:number-columns-repeated="16365"/>
        </table:table-row>
        <table:table-row table:style-name="ro2">
          <table:table-cell office:value-type="float" office:value="0" table:style-name="ce17">
            <text:p>0</text:p>
          </table:table-cell>
          <table:table-cell table:style-name="ce1"/>
          <table:table-cell office:value-type="float" office:value="0" table:formula="of:=IF([.C14]+[.A17]&lt;0; 0;IF([.C14]+[.A17]&gt;7;7;[.C14]+[.A17]))" table:style-name="ce5">
            <text:p>0</text:p>
          </table:table-cell>
          <table:table-cell office:value-type="float" office:value="1" table:formula="of:=IF([.D14]+[.A17]&lt;0; 0;IF([.D14]+[.A17]&gt;7;7;[.D14]+[.A17]))" table:style-name="ce14">
            <text:p>1</text:p>
          </table:table-cell>
          <table:table-cell office:value-type="float" office:value="2" table:formula="of:=IF([.E14]+[.A17]&lt;0; 0;IF([.E14]+[.A17]&gt;7;7;[.E14]+[.A17]))" table:style-name="ce14">
            <text:p>2</text:p>
          </table:table-cell>
          <table:table-cell office:value-type="float" office:value="3" table:formula="of:=IF([.F14]+[.A17]&lt;0; 0;IF([.F14]+[.A17]&gt;7;7;[.F14]+[.A17]))" table:style-name="ce14">
            <text:p>3</text:p>
          </table:table-cell>
          <table:table-cell office:value-type="float" office:value="4" table:formula="of:=IF([.G14]+[.A17]&lt;0; 0;IF([.G14]+[.A17]&gt;7;7;[.G14]+[.A17]))" table:style-name="ce14">
            <text:p>4</text:p>
          </table:table-cell>
          <table:table-cell office:value-type="float" office:value="5" table:formula="of:=IF([.H14]+[.A17]&lt;0; 0;IF([.H14]+[.A17]&gt;7;7;[.H14]+[.A17]))" table:style-name="ce14">
            <text:p>5</text:p>
          </table:table-cell>
          <table:table-cell office:value-type="float" office:value="6" table:formula="of:=IF([.I14]+[.A17]&lt;0; 0;IF([.I14]+[.A17]&gt;7;7;[.I14]+[.A17]))" table:style-name="ce14">
            <text:p>6</text:p>
          </table:table-cell>
          <table:table-cell office:value-type="float" office:value="7" table:formula="of:=IF([.J14]+[.A17]&lt;0; 0;IF([.J14]+[.A17]&gt;7;7;[.J14]+[.A17]))" table:style-name="ce5">
            <text:p>7</text:p>
          </table:table-cell>
          <table:table-cell table:number-columns-repeated="8" table:style-name="ce1"/>
          <table:table-cell office:value-type="string" table:style-name="ce1">
            <text:p>But other self-rating values could be easily implemented and tested.</text:p>
          </table:table-cell>
          <table:table-cell table:number-columns-repeated="16365"/>
        </table:table-row>
        <table:table-row table:style-name="ro1">
          <table:table-cell office:value-type="float" office:value="1" table:style-name="ce1">
            <text:p>1</text:p>
          </table:table-cell>
          <table:table-cell table:style-name="ce1"/>
          <table:table-cell office:value-type="float" office:value="1" table:formula="of:=IF([.C14]+[.A18]&lt;0; 0;IF([.C14]+[.A18]&gt;7;7;[.C14]+[.A18]))" table:style-name="ce2">
            <text:p>1</text:p>
          </table:table-cell>
          <table:table-cell office:value-type="float" office:value="2" table:formula="of:=IF([.D14]+[.A18]&lt;0; 0;IF([.D14]+[.A18]&gt;7;7;[.D14]+[.A18]))" table:style-name="ce2">
            <text:p>2</text:p>
          </table:table-cell>
          <table:table-cell office:value-type="float" office:value="3" table:formula="of:=IF([.E14]+[.A18]&lt;0; 0;IF([.E14]+[.A18]&gt;7;7;[.E14]+[.A18]))" table:style-name="ce2">
            <text:p>3</text:p>
          </table:table-cell>
          <table:table-cell office:value-type="float" office:value="4" table:formula="of:=IF([.F14]+[.A18]&lt;0; 0;IF([.F14]+[.A18]&gt;7;7;[.F14]+[.A18]))" table:style-name="ce2">
            <text:p>4</text:p>
          </table:table-cell>
          <table:table-cell office:value-type="float" office:value="5" table:formula="of:=IF([.G14]+[.A18]&lt;0; 0;IF([.G14]+[.A18]&gt;7;7;[.G14]+[.A18]))" table:style-name="ce2">
            <text:p>5</text:p>
          </table:table-cell>
          <table:table-cell office:value-type="float" office:value="6" table:formula="of:=IF([.H14]+[.A18]&lt;0; 0;IF([.H14]+[.A18]&gt;7;7;[.H14]+[.A18]))" table:style-name="ce2">
            <text:p>6</text:p>
          </table:table-cell>
          <table:table-cell office:value-type="float" office:value="7" table:formula="of:=IF([.I14]+[.A18]&lt;0; 0;IF([.I14]+[.A18]&gt;7;7;[.I14]+[.A18]))" table:style-name="ce5">
            <text:p>7</text:p>
          </table:table-cell>
          <table:table-cell office:value-type="float" office:value="7" table:formula="of:=IF([.J14]+[.A18]&lt;0; 0;IF([.J14]+[.A18]&gt;7;7;[.J14]+[.A18]))" table:style-name="ce5">
            <text:p>7</text:p>
          </table:table-cell>
          <table:table-cell table:number-columns-repeated="8" table:style-name="ce1"/>
          <table:table-cell office:value-type="string" table:style-name="ce1">
            <text:p>Taking a cue from SM-2: self-rating less than 0 should result in immediate review. Where the user can continue to give negative self-ratings, so the software doesn’t have to try and decide if it should be a little negative or a lot negative, it will keep lowering difficulty based on user input until it hits 0.</text:p>
          </table:table-cell>
          <table:table-cell table:number-columns-repeated="16365"/>
        </table:table-row>
        <table:table-row table:number-rows-repeated="3" table:style-name="ro1">
          <table:table-cell table:number-columns-repeated="16384"/>
        </table:table-row>
        <table:table-row table:style-name="ro1">
          <table:table-cell table:style-name="ce1"/>
          <table:table-cell office:value-type="string" table:style-name="ce1">
            <text:p>difficulty</text:p>
          </table:table-cell>
          <table:table-cell office:value-type="float" office:value="0" table:style-name="ce2">
            <text:p>0</text:p>
          </table:table-cell>
          <table:table-cell office:value-type="float" office:value="1" table:style-name="ce2">
            <text:p>1</text:p>
          </table:table-cell>
          <table:table-cell office:value-type="float" office:value="2" table:style-name="ce2">
            <text:p>2</text:p>
          </table:table-cell>
          <table:table-cell office:value-type="float" office:value="3" table:style-name="ce2">
            <text:p>3</text:p>
          </table:table-cell>
          <table:table-cell office:value-type="float" office:value="4" table:style-name="ce2">
            <text:p>4</text:p>
          </table:table-cell>
          <table:table-cell office:value-type="float" office:value="5" table:style-name="ce2">
            <text:p>5</text:p>
          </table:table-cell>
          <table:table-cell office:value-type="float" office:value="6" table:style-name="ce2">
            <text:p>6</text:p>
          </table:table-cell>
          <table:table-cell office:value-type="float" office:value="7" table:style-name="ce2">
            <text:p>7</text:p>
          </table:table-cell>
          <table:table-cell table:number-columns-repeated="8" table:style-name="ce1"/>
          <table:table-cell office:value-type="string" table:style-name="ce1">
            <text:p>In this second example, self-rating of – 2 was added as an option and the resulting table already starts to look a lot like SM-2.</text:p>
          </table:table-cell>
          <table:table-cell table:number-columns-repeated="16365"/>
        </table:table-row>
        <table:table-row table:style-name="ro1">
          <table:table-cell office:value-type="string" table:style-name="ce1">
            <text:p>self-rating</text:p>
          </table:table-cell>
          <table:table-cell table:style-name="ce1"/>
          <table:table-cell table:number-columns-repeated="8" table:style-name="ce2"/>
          <table:table-cell table:number-columns-repeated="8" table:style-name="ce1"/>
          <table:table-cell office:value-type="string" table:style-name="ce1">
            <text:p>It’s just an easier way of doing the same thing that also makes it easier to test if extra self-rating options or extra difficulty resolution yield faster learning.</text:p>
          </table:table-cell>
          <table:table-cell table:number-columns-repeated="16365"/>
        </table:table-row>
        <table:table-row table:style-name="ro1">
          <table:table-cell office:value-type="float" office:value="-2" table:style-name="ce1">
            <text:p>-2</text:p>
          </table:table-cell>
          <table:table-cell table:style-name="ce1"/>
          <table:table-cell office:value-type="float" office:value="0" table:formula="of:=IF([.C22]+[.A24]&lt;0; 0;IF([.C22]+[.A24]&gt;7;7;[.C22]+[.A24]))" table:style-name="ce5">
            <text:p>0</text:p>
          </table:table-cell>
          <table:table-cell office:value-type="float" office:value="0" table:formula="of:=IF([.D22]+[.A24]&lt;0; 0;IF([.D22]+[.A24]&gt;7;7;[.D22]+[.A24]))" table:style-name="ce5">
            <text:p>0</text:p>
          </table:table-cell>
          <table:table-cell office:value-type="float" office:value="0" table:formula="of:=IF([.E22]+[.A24]&lt;0; 0;IF([.E22]+[.A24]&gt;7;7;[.E22]+[.A24]))" table:style-name="ce5">
            <text:p>0</text:p>
          </table:table-cell>
          <table:table-cell office:value-type="float" office:value="1" table:formula="of:=IF([.F22]+[.A24]&lt;0; 0;IF([.F22]+[.A24]&gt;7;7;[.F22]+[.A24]))" table:style-name="ce2">
            <text:p>1</text:p>
          </table:table-cell>
          <table:table-cell office:value-type="float" office:value="2" table:formula="of:=IF([.G22]+[.A24]&lt;0; 0;IF([.M23]+[.A24]&gt;7;7;[.G22]+[.A24]))" table:style-name="ce2">
            <text:p>2</text:p>
          </table:table-cell>
          <table:table-cell office:value-type="float" office:value="3" table:formula="of:=IF([.H22]+[.A24]&lt;0; 0;IF([.H22]+[.A24]&gt;7;7;[.H22]+[.A24]))" table:style-name="ce2">
            <text:p>3</text:p>
          </table:table-cell>
          <table:table-cell office:value-type="float" office:value="4" table:formula="of:=IF([.I22]+[.A24]&lt;0; 0;IF([.I22]+[.A24]&gt;7;7;[.I22]+[.A24]))" table:style-name="ce2">
            <text:p>4</text:p>
          </table:table-cell>
          <table:table-cell office:value-type="float" office:value="5" table:formula="of:=IF([.J22]+[.A24]&lt;0; 0;IF([.J22]+[.A24]&gt;7;7;[.J22]+[.A24]))" table:style-name="ce2">
            <text:p>5</text:p>
          </table:table-cell>
          <table:table-cell table:number-columns-repeated="16374" table:style-name="ce1"/>
        </table:table-row>
        <table:table-row table:style-name="ro1">
          <table:table-cell office:value-type="float" office:value="-1" table:style-name="ce1">
            <text:p>-1</text:p>
          </table:table-cell>
          <table:table-cell table:style-name="ce1"/>
          <table:table-cell office:value-type="float" office:value="0" table:formula="of:=IF([.C22]+[.A25]&lt;0; 0;IF([.C22]+[.A25]&gt;7;7;[.C22]+[.A25]))" table:style-name="ce5">
            <text:p>0</text:p>
          </table:table-cell>
          <table:table-cell office:value-type="float" office:value="0" table:formula="of:=IF([.D22]+[.A25]&lt;0; 0;IF([.D22]+[.A25]&gt;7;7;[.D22]+[.A25]))" table:style-name="ce6">
            <text:p>0</text:p>
          </table:table-cell>
          <table:table-cell office:value-type="float" office:value="1" table:formula="of:=IF([.E22]+[.A25]&lt;0; 0;IF([.E22]+[.A25]&gt;7;7;[.E22]+[.A25]))" table:style-name="ce2">
            <text:p>1</text:p>
          </table:table-cell>
          <table:table-cell office:value-type="float" office:value="2" table:formula="of:=IF([.F22]+[.A25]&lt;0; 0;IF([.F22]+[.A25]&gt;7;7;[.F22]+[.A25]))" table:style-name="ce2">
            <text:p>2</text:p>
          </table:table-cell>
          <table:table-cell office:value-type="float" office:value="3" table:formula="of:=IF([.G22]+[.A25]&lt;0; 0;IF([.G22]+[.A25]&gt;7;7;[.G22]+[.A25]))" table:style-name="ce2">
            <text:p>3</text:p>
          </table:table-cell>
          <table:table-cell office:value-type="float" office:value="4" table:formula="of:=IF([.H22]+[.A25]&lt;0; 0;IF([.H22]+[.A25]&gt;7;7;[.H22]+[.A25]))" table:style-name="ce2">
            <text:p>4</text:p>
          </table:table-cell>
          <table:table-cell office:value-type="float" office:value="5" table:formula="of:=IF([.I22]+[.A25]&lt;0; 0;IF([.I22]+[.A25]&gt;7;7;[.I22]+[.A25]))" table:style-name="ce2">
            <text:p>5</text:p>
          </table:table-cell>
          <table:table-cell office:value-type="float" office:value="6" table:formula="of:=IF([.J22]+[.A25]&lt;0; 0;IF([.J22]+[.A25]&gt;7;7;[.J22]+[.A25]))" table:style-name="ce2">
            <text:p>6</text:p>
          </table:table-cell>
          <table:table-cell table:number-columns-repeated="16374" table:style-name="ce1"/>
        </table:table-row>
        <table:table-row table:style-name="ro2">
          <table:table-cell office:value-type="float" office:value="0" table:style-name="ce17">
            <text:p>0</text:p>
          </table:table-cell>
          <table:table-cell table:style-name="ce1"/>
          <table:table-cell office:value-type="float" office:value="0" table:formula="of:=IF([.C22]+[.A26]&lt;0; 0;IF([.C22]+[.A26]&gt;7;7;[.C22]+[.A26]))" table:style-name="ce5">
            <text:p>0</text:p>
          </table:table-cell>
          <table:table-cell office:value-type="float" office:value="1" table:formula="of:=IF([.D22]+[.A26]&lt;0; 0;IF([.D22]+[.A26]&gt;7;7;[.D22]+[.A26]))" table:style-name="ce14">
            <text:p>1</text:p>
          </table:table-cell>
          <table:table-cell office:value-type="float" office:value="2" table:formula="of:=IF([.E22]+[.A26]&lt;0; 0;IF([.E22]+[.A26]&gt;7;7;[.E22]+[.A26]))" table:style-name="ce14">
            <text:p>2</text:p>
          </table:table-cell>
          <table:table-cell office:value-type="float" office:value="3" table:formula="of:=IF([.F22]+[.A26]&lt;0; 0;IF([.F22]+[.A26]&gt;7;7;[.F22]+[.A26]))" table:style-name="ce14">
            <text:p>3</text:p>
          </table:table-cell>
          <table:table-cell office:value-type="float" office:value="4" table:formula="of:=IF([.G22]+[.A26]&lt;0; 0;IF([.G22]+[.A26]&gt;7;7;[.G22]+[.A26]))" table:style-name="ce14">
            <text:p>4</text:p>
          </table:table-cell>
          <table:table-cell office:value-type="float" office:value="5" table:formula="of:=IF([.H22]+[.A26]&lt;0; 0;IF([.H22]+[.A26]&gt;7;7;[.H22]+[.A26]))" table:style-name="ce14">
            <text:p>5</text:p>
          </table:table-cell>
          <table:table-cell office:value-type="float" office:value="6" table:formula="of:=IF([.I22]+[.A26]&lt;0; 0;IF([.I22]+[.A26]&gt;7;7;[.I22]+[.A26]))" table:style-name="ce14">
            <text:p>6</text:p>
          </table:table-cell>
          <table:table-cell office:value-type="float" office:value="7" table:formula="of:=IF([.J22]+[.A26]&lt;0; 0;IF([.J22]+[.A26]&gt;7;7;[.J22]+[.A26]))" table:style-name="ce5">
            <text:p>7</text:p>
          </table:table-cell>
          <table:table-cell table:number-columns-repeated="16374" table:style-name="ce1"/>
        </table:table-row>
        <table:table-row table:style-name="ro1">
          <table:table-cell office:value-type="float" office:value="1" table:style-name="ce1">
            <text:p>1</text:p>
          </table:table-cell>
          <table:table-cell table:style-name="ce1"/>
          <table:table-cell office:value-type="float" office:value="1" table:formula="of:=IF([.C22]+[.A27]&lt;0; 0;IF([.C22]+[.A27]&gt;7;7;[.C22]+[.A27]))" table:style-name="ce2">
            <text:p>1</text:p>
          </table:table-cell>
          <table:table-cell office:value-type="float" office:value="2" table:formula="of:=IF([.D22]+[.A27]&lt;0; 0;IF([.D22]+[.A27]&gt;7;7;[.D22]+[.A27]))" table:style-name="ce2">
            <text:p>2</text:p>
          </table:table-cell>
          <table:table-cell office:value-type="float" office:value="3" table:formula="of:=IF([.E22]+[.A27]&lt;0; 0;IF([.E22]+[.A27]&gt;7;7;[.E22]+[.A27]))" table:style-name="ce2">
            <text:p>3</text:p>
          </table:table-cell>
          <table:table-cell office:value-type="float" office:value="4" table:formula="of:=IF([.F22]+[.A27]&lt;0; 0;IF([.F22]+[.A27]&gt;7;7;[.F22]+[.A27]))" table:style-name="ce2">
            <text:p>4</text:p>
          </table:table-cell>
          <table:table-cell office:value-type="float" office:value="5" table:formula="of:=IF([.G22]+[.A27]&lt;0; 0;IF([.G22]+[.A27]&gt;7;7;[.G22]+[.A27]))" table:style-name="ce2">
            <text:p>5</text:p>
          </table:table-cell>
          <table:table-cell office:value-type="float" office:value="6" table:formula="of:=IF([.H22]+[.A27]&lt;0; 0;IF([.H22]+[.A27]&gt;7;7;[.H22]+[.A27]))" table:style-name="ce2">
            <text:p>6</text:p>
          </table:table-cell>
          <table:table-cell office:value-type="float" office:value="7" table:formula="of:=IF([.I22]+[.A27]&lt;0; 0;IF([.I22]+[.A27]&gt;7;7;[.I22]+[.A27]))" table:style-name="ce5">
            <text:p>7</text:p>
          </table:table-cell>
          <table:table-cell office:value-type="float" office:value="7" table:formula="of:=IF([.J22]+[.A27]&lt;0; 0;IF([.J22]+[.A27]&gt;7;7;[.J22]+[.A27]))" table:style-name="ce5">
            <text:p>7</text:p>
          </table:table-cell>
          <table:table-cell table:number-columns-repeated="16374" table:style-name="ce1"/>
        </table:table-row>
        <table:table-row table:number-rows-repeated="6" table:style-name="ro1">
          <table:table-cell table:number-columns-repeated="16384"/>
        </table:table-row>
        <table:table-row table:style-name="ro1">
          <table:table-cell table:style-name="ce1"/>
          <table:table-cell office:value-type="string" table:style-name="ce19">
            <text:p><text:a xlink:href="https://super-memory.com/english/ol/sm2.htm">https://super-memory.com/english/ol/sm2.htm</text:a></text:p>
          </table:table-cell>
          <table:table-cell table:number-columns-repeated="16382" table:style-name="ce1"/>
        </table:table-row>
        <table:table-row table:style-name="ro3">
          <table:table-cell table:style-name="ce1"/>
          <table:table-cell office:value-type="string" table:number-columns-spanned="10" table:number-rows-spanned="1" table:style-name="ce18">
            <text:p>EF':=EF+(0.1-(5-q)*(0.08+(5-q)*0.02))</text:p>
          </table:table-cell>
          <table:covered-table-cell table:number-columns-repeated="9"/>
          <table:table-cell table:number-columns-repeated="16373"/>
        </table:table-row>
        <table:table-row table:number-rows-repeated="7" table:style-name="ro1">
          <table:table-cell table:number-columns-repeated="16384"/>
        </table:table-row>
        <table:table-row table:style-name="ro1">
          <table:table-cell office:value-type="string" table:style-name="ce1">
            <text:p>memthm</text:p>
          </table:table-cell>
          <table:table-cell table:number-columns-repeated="16383" table:style-name="ce1"/>
        </table:table-row>
        <table:table-row table:style-name="ro1">
          <table:table-cell office:value-type="string" table:style-name="ce1">
            <text:p>Self-rating scale: -2 to 1</text:p>
          </table:table-cell>
          <table:table-cell table:style-name="ce1"/>
          <table:table-cell office:value-type="string" table:style-name="ce1">
            <text:p>4 point scale matches Anki and represents SM-2 pretty well also. -2 to 1 is the core range that memthm was designed to work with. Formula could be easily re-tuned for an extended range, but probably won’t work with a smaller range. If a 3 point UI is desired just leave 0 or -1 out.</text:p>
          </table:table-cell>
          <table:table-cell table:number-columns-repeated="16381" table:style-name="ce1"/>
        </table:table-row>
        <table:table-row table:style-name="ro1">
          <table:table-cell office:value-type="string" table:style-name="ce1">
            <text:p>difficulty scale: 0 to 7</text:p>
          </table:table-cell>
          <table:table-cell table:style-name="ce1"/>
          <table:table-cell office:value-type="string" table:style-name="ce1">
            <text:p>8 point scale inputting to the memthm formula should do the same thing as SM-2</text:p>
          </table:table-cell>
          <table:table-cell table:number-columns-repeated="16381" table:style-name="ce1"/>
        </table:table-row>
        <table:table-row table:style-name="ro1">
          <table:table-cell office:value-type="string" table:style-name="ce1">
            <text:p>max multiplier: 2.6</text:p>
          </table:table-cell>
          <table:table-cell table:style-name="ce1"/>
          <table:table-cell office:value-type="string" table:style-name="ce1">
            <text:p>Lex chose this arbitrarily. It’s similar to what other algorithms are using. Should be updated based on data. Re-tune the formula if you change the max.</text:p>
          </table:table-cell>
          <table:table-cell table:number-columns-repeated="16381" table:style-name="ce1"/>
        </table:table-row>
        <table:table-row table:style-name="ro1">
          <table:table-cell office:value-type="string" table:style-name="ce1">
            <text:p>formula f(x)=[max]+([tune1]-[max])e^([tune2]x)</text:p>
          </table:table-cell>
          <table:table-cell table:number-columns-repeated="16383" table:style-name="ce1"/>
        </table:table-row>
        <table:table-row table:style-name="ro1">
          <table:table-cell office:value-type="string" table:style-name="ce1">
            <text:p>Meet: 0 &lt; f(0) &lt;1</text:p>
          </table:table-cell>
          <table:table-cell table:number-columns-repeated="16383" table:style-name="ce1"/>
        </table:table-row>
        <table:table-row table:style-name="ro1">
          <table:table-cell office:value-type="string" table:style-name="ce1">
            <text:p>Meet: 0 &lt; f(-1) &lt;f(0)</text:p>
          </table:table-cell>
          <table:table-cell table:number-columns-repeated="16383"/>
        </table:table-row>
        <table:table-row table:style-name="ro1">
          <table:table-cell office:value-type="string" table:style-name="ce1">
            <text:p>Meet: f(-2) &lt;0</text:p>
          </table:table-cell>
          <table:table-cell table:number-columns-repeated="16383"/>
        </table:table-row>
        <table:table-row table:style-name="ro1">
          <table:table-cell office:value-type="string" table:style-name="ce1">
            <text:p>Meet: 0 &lt; (f(0)+f(-1)+f(-2))</text:p>
          </table:table-cell>
          <table:table-cell table:number-columns-repeated="16383"/>
        </table:table-row>
        <table:table-row table:style-name="ro1">
          <table:table-cell table:number-columns-repeated="16384"/>
        </table:table-row>
        <table:table-row table:style-name="ro1">
          <table:table-cell office:value-type="string" table:style-name="ce1">
            <text:p>the magic sauce:</text:p>
          </table:table-cell>
          <table:table-cell table:number-columns-repeated="16383"/>
        </table:table-row>
        <table:table-row table:style-name="ro1">
          <table:table-cell office:value-type="string" table:style-name="ce1">
            <text:p>y=2.6+(0.9-2.6)e^{-.37x}</text:p>
          </table:table-cell>
          <table:table-cell table:number-columns-repeated="16383"/>
        </table:table-row>
        <table:table-row table:style-name="ro1">
          <table:table-cell table:number-columns-repeated="16384"/>
        </table:table-row>
        <table:table-row table:style-name="ro1">
          <table:table-cell office:value-type="string" table:style-name="ce1">
            <text:p>tune1 should probable be 0.9, but as long as all the criteria are met it probably doesn’t matter what you use for tune1 or tune2 as it will make less of a difference than user input bias</text:p>
          </table:table-cell>
          <table:table-cell table:number-columns-repeated="16383"/>
        </table:table-row>
        <table:table-row table:style-name="ro1">
          <table:table-cell table:number-columns-repeated="16384"/>
        </table:table-row>
        <table:table-row table:style-name="ro1">
          <table:table-cell office:value-type="string" table:style-name="ce1">
            <text:p>initialize memthm.interval to a positive value (everyone seems to be using one day… this is probably silly and arbitrary but it mostly works)</text:p>
          </table:table-cell>
          <table:table-cell table:number-columns-repeated="16383"/>
        </table:table-row>
        <table:table-row table:style-name="ro1">
          <table:table-cell office:value-type="string" table:style-name="ce1">
            <text:p>on rating set memthm.nextInterval = this.interval*(f(this.selfRating)+f(this.difficulty)+f(this.interval-1day))</text:p>
          </table:table-cell>
          <table:table-cell table:number-columns-repeated="16383"/>
        </table:table-row>
        <table:table-row table:style-name="ro1">
          <table:table-cell office:value-type="string" table:style-name="ce1">
            <text:p>On a negative rating trigger immediate reivew (memthm.nextLearnDate = utctime.now() or other technique)</text:p>
          </table:table-cell>
          <table:table-cell table:number-columns-repeated="16383"/>
        </table:table-row>
        <table:table-row table:style-name="ro1">
          <table:table-cell office:value-type="string" table:style-name="ce1">
            <text:p>otherwise set nextLearnDate = utctime.now() + this.interval</text:p>
          </table:table-cell>
          <table:table-cell table:number-columns-repeated="16383"/>
        </table:table-row>
        <table:table-row table:number-rows-repeated="1048515"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Liberation Sans" svg:font-family="&quot;Liberation Sans&quot;"/>
    <style:font-face style:name="Liberation Serif" svg:font-family="&quot;Liberation Serif&quot;"/>
  </office:font-face-decls>
  <office:styles>
    <number:number-style style:name="N0">
      <number:number number:min-integer-digits="1"/>
    </number:number-style>
    <style:style style:name="Accent" style:family="table-cell" style:data-style-name="N0">
      <style:table-cell-properties style:vertical-align="automatic" fo:background-color="transparent"/>
      <style:text-properties fo:color="#000000"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color="#000000"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color="#000000"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color="#000000"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color="#000000" fo:font-size="12pt" style:font-size-asian="12pt" style:font-size-complex="12pt"/>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Link" style:family="table-cell" style:data-style-name="N0">
      <style:text-properties fo:color="#467886"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Default" style:family="table-cell" style:data-style-name="N0">
      <style:table-cell-properties style:vertical-align="automatic" fo:background-color="transparent"/>
      <style:text-properties fo:color="#000000" style:font-name="Liberation Sans" style:font-name-asian="Liberation Sans" style:font-name-complex="Liberation Sans" fo:font-size="11pt" style:font-size-asian="11pt" style:font-size-complex="11pt"/>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in" fo:margin-bottom="0in" fo:margin-left="0in" fo:margin-right="0in" style:table-centering="none" style:print="objects charts drawing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mp1" style:page-layout-name="pm1">
      <style:header>
        <text:p><text:sheet-name>???</text:sheet-name></text:p>
      </style:header>
      <style:header-left style:display="false"/>
      <style:header-first/>
      <style:footer>
        <text:p>Page<text:s/><text:page-number>1</text:page-number></text:p>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7231</meta:generator>
    <dc:creator>David Alexander Neufeld</dc:creator>
    <meta:creation-date>2024-01-21T12:13:02Z</meta:creation-date>
    <dc:date>2024-03-07T11:43:48Z</dc:date>
    <meta:editing-cycles>4</meta:editing-cycles>
    <meta:editing-duration>PT0S</meta:editing-duration>
  </office:meta>
</office:document-meta>
</file>